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 style:snap-to-layout-grid="false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style:font-name="Times New Roman" fo:font-weight="normal" style:font-weight-asian="normal" style:font-weight-complex="normal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3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4" style:family="paragraph" style:parent-style-name="Heading_20_2">
      <style:paragraph-properties fo:margin-left="0cm" fo:margin-right="0cm" fo:text-indent="0cm" style:auto-text-indent="false"/>
    </style:style>
    <style:style style:name="P15" style:family="paragraph" style:parent-style-name="Heading_20_2" style:list-style-name="L1">
      <style:paragraph-properties fo:margin-left="0cm" fo:margin-right="0cm" fo:text-indent="0cm" style:auto-text-indent="false"/>
    </style:style>
    <style:style style:name="P16" style:family="paragraph" style:parent-style-name="Heading_20_2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7" style:family="paragraph" style:parent-style-name="Heading_20_2" style:list-style-name="L16">
      <style:paragraph-properties fo:margin-left="0cm" fo:margin-right="0cm" fo:text-indent="0cm" style:auto-text-indent="false"/>
      <style:text-properties fo:font-size="10pt" fo:language="pt" fo:country="BR" style:font-size-asian="10pt" style:font-size-complex="10pt"/>
    </style:style>
    <style:style style:name="P18" style:family="paragraph" style:parent-style-name="Heading_20_2" style:list-style-name="L16">
      <style:paragraph-properties fo:margin-left="0cm" fo:margin-right="0cm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19" style:family="paragraph" style:parent-style-name="Heading_20_2" style:list-style-name="L16">
      <style:paragraph-properties fo:margin-left="0cm" fo:margin-right="0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Heading_20_2" style:list-style-name="L13">
      <style:paragraph-properties fo:margin-left="0cm" fo:margin-right="0cm" fo:text-indent="0cm" style:auto-text-indent="false"/>
    </style:style>
    <style:style style:name="P21" style:family="paragraph" style:parent-style-name="Heading_20_2" style:list-style-name="L16">
      <style:paragraph-properties fo:margin-left="0cm" fo:margin-right="0cm" fo:text-indent="0cm" style:auto-text-indent="false"/>
    </style:style>
    <style:style style:name="P22" style:family="paragraph" style:parent-style-name="Standard">
      <style:text-properties style:font-name="Times New Roman" fo:font-weight="normal" style:font-weight-asian="normal" style:font-weight-complex="normal"/>
    </style:style>
    <style:style style:name="P23" style:family="paragraph" style:parent-style-name="Standard">
      <style:text-properties fo:font-size="12pt" style:font-size-asian="12pt" style:font-size-complex="12pt"/>
    </style:style>
    <style:style style:name="P24" style:family="paragraph" style:parent-style-name="Standard" style:list-style-name="L2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5" style:family="paragraph" style:parent-style-name="Standard" style:list-style-name="L3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6" style:family="paragraph" style:parent-style-name="Standard" style:list-style-name="L4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8" style:family="paragraph" style:parent-style-name="Standard">
      <style:paragraph-properties fo:margin-left="1.931cm" fo:margin-right="0cm" fo:text-indent="0cm" style:auto-text-indent="false"/>
      <style:text-properties fo:font-weight="bold" style:font-weight-asian="bold" style:font-weight-complex="bold"/>
    </style:style>
    <style:style style:name="P29" style:family="paragraph" style:parent-style-name="Standard">
      <style:paragraph-properties fo:margin-left="1.296cm" fo:margin-right="0cm" fo:text-indent="0cm" style:auto-text-indent="false"/>
      <style:text-properties fo:font-weight="bold" style:font-weight-asian="bold" style:font-weight-complex="bold"/>
    </style:style>
    <style:style style:name="P30" style:family="paragraph" style:parent-style-name="Standard">
      <style:paragraph-properties fo:margin-left="1.879cm" fo:margin-right="0cm" fo:text-indent="0cm" style:auto-text-indent="false"/>
    </style:style>
    <style:style style:name="P31" style:family="paragraph" style:parent-style-name="Standard" style:list-style-name="L14">
      <style:paragraph-properties fo:margin-left="1.879cm" fo:margin-right="0cm" fo:text-indent="0cm" style:auto-text-indent="false"/>
    </style:style>
    <style:style style:name="P32" style:family="paragraph" style:parent-style-name="Standard">
      <style:paragraph-properties fo:margin-left="1.323cm" fo:margin-right="0cm" fo:text-indent="0cm" style:auto-text-indent="false"/>
      <style:text-properties fo:font-size="12pt" style:font-size-asian="12pt" style:font-size-complex="12pt"/>
    </style:style>
    <style:style style:name="P33" style:family="paragraph" style:parent-style-name="Text_20_body">
      <style:text-properties fo:font-size="12pt" style:font-size-asian="12pt" style:font-size-complex="12pt"/>
    </style:style>
    <style:style style:name="P34" style:family="paragraph" style:parent-style-name="Text_20_body" style:list-style-name="WW8Num7">
      <style:text-properties fo:font-size="12pt" style:font-size-asian="12pt" style:font-size-complex="12pt"/>
    </style:style>
    <style:style style:name="P35" style:family="paragraph" style:parent-style-name="Text_20_body" style:list-style-name="L1">
      <style:text-properties fo:font-size="12pt" style:font-size-asian="12pt" style:font-size-complex="12pt"/>
    </style:style>
    <style:style style:name="P36" style:family="paragraph" style:parent-style-name="Text_20_body" style:list-style-name="L19">
      <style:paragraph-properties fo:text-align="justify" style:justify-single-word="false"/>
      <style:text-properties fo:font-size="12pt" style:font-size-asian="12pt" style:font-size-complex="12pt"/>
    </style:style>
    <style:style style:name="P37" style:family="paragraph" style:parent-style-name="Text_20_body" style:list-style-name="L6">
      <style:text-properties fo:font-size="12pt" style:font-size-asian="12pt" style:font-size-complex="12pt"/>
    </style:style>
    <style:style style:name="P38" style:family="paragraph" style:parent-style-name="Text_20_body" style:list-style-name="L13">
      <style:text-properties fo:font-size="12pt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40" style:family="paragraph" style:parent-style-name="Text_20_body" style:list-style-name="L13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41" style:family="paragraph" style:parent-style-name="Text_20_body" style:list-style-name="L15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42" style:family="paragraph" style:parent-style-name="Text_20_body" style:list-style-name="L15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43" style:family="paragraph" style:parent-style-name="Text_20_body" style:list-style-name="L16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44" style:family="paragraph" style:parent-style-name="Text_20_body" style:list-style-name="L13">
      <style:text-properties fo:font-size="12pt" fo:language="pt" fo:country="BR" style:font-size-asian="12pt" style:font-size-complex="12pt"/>
    </style:style>
    <style:style style:name="P45" style:family="paragraph" style:parent-style-name="Text_20_body" style:list-style-name="L15">
      <style:text-properties fo:font-size="12pt" fo:language="pt" fo:country="BR" style:font-size-asian="12pt" style:font-size-complex="12pt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47" style:family="paragraph" style:parent-style-name="Text_20_body" style:list-style-name="L13">
      <style:paragraph-properties fo:text-align="justify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48" style:family="paragraph" style:parent-style-name="Text_20_body" style:list-style-name="L13">
      <style:text-properties style:font-name="Times New Roman" fo:font-size="12pt" style:font-size-asian="12pt" style:font-size-complex="12pt"/>
    </style:style>
    <style:style style:name="P49" style:family="paragraph" style:parent-style-name="Text_20_body" style:list-style-name="L13">
      <style:text-properties style:font-name="Times New Roman" fo:font-size="12pt" fo:language="pt" fo:country="BR" style:font-size-asian="12pt" style:font-size-complex="12pt"/>
    </style:style>
    <style:style style:name="P50" style:family="paragraph" style:parent-style-name="Text_20_body" style:list-style-name="L6"/>
    <style:style style:name="P51" style:family="paragraph" style:parent-style-name="Text_20_body">
      <style:paragraph-properties fo:text-align="justify" style:justify-single-word="false"/>
    </style:style>
    <style:style style:name="P52" style:family="paragraph" style:parent-style-name="Text_20_body" style:list-style-name="L6">
      <style:paragraph-properties fo:text-align="justify" style:justify-single-word="false">
        <style:tab-stops/>
      </style:paragraph-properties>
    </style:style>
    <style:style style:name="P53" style:family="paragraph" style:parent-style-name="Text_20_body" style:list-style-name="L13">
      <style:paragraph-properties fo:text-align="justify" style:justify-single-word="false">
        <style:tab-stops/>
      </style:paragraph-properties>
    </style:style>
    <style:style style:name="P54" style:family="paragraph" style:parent-style-name="Text_20_body" style:list-style-name="L15">
      <style:paragraph-properties fo:text-align="justify" style:justify-single-word="false"/>
    </style:style>
    <style:style style:name="P55" style:family="paragraph" style:parent-style-name="Text_20_body" style:list-style-name="L17">
      <style:paragraph-properties fo:text-align="justify" style:justify-single-word="false"/>
    </style:style>
    <style:style style:name="P56" style:family="paragraph" style:parent-style-name="Text_20_body" style:list-style-name="L18">
      <style:paragraph-properties fo:text-align="justify" style:justify-single-word="false"/>
    </style:style>
    <style:style style:name="P57" style:family="paragraph" style:parent-style-name="Text_20_body" style:list-style-name="L19">
      <style:paragraph-properties fo:text-align="justify" style:justify-single-word="false"/>
    </style:style>
    <style:style style:name="P58" style:family="paragraph" style:parent-style-name="Text_20_body" style:list-style-name="L13"/>
    <style:style style:name="P59" style:family="paragraph" style:parent-style-name="Text_20_body" style:list-style-name="L15"/>
    <style:style style:name="P60" style:family="paragraph" style:parent-style-name="Text_20_body" style:list-style-name="L16">
      <style:paragraph-properties fo:margin-left="0cm" fo:margin-right="0cm" fo:text-align="justify" style:justify-single-word="false" fo:text-indent="0cm" style:auto-text-indent="false" style:writing-mode="lr-tb"/>
      <style:text-properties fo:font-size="12pt" fo:language="pt" fo:country="BR" style:font-size-asian="12pt" style:font-size-complex="12pt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2" style:family="paragraph" style:parent-style-name="Text_20_body" style:list-style-name="L1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3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64" style:family="paragraph" style:parent-style-name="Text_20_body" style:list-style-name="L13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fo:font-size="12pt" fo:language="pt" fo:country="BR" style:font-size-asian="12pt" style:font-size-complex="12pt"/>
    </style:style>
    <style:style style:name="P6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67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68" style:family="paragraph" style:parent-style-name="Text_20_body" style:list-style-name="L13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69" style:family="paragraph" style:parent-style-name="Text_20_body" style:list-style-name="L16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70" style:family="paragraph" style:parent-style-name="Text_20_body" style:list-style-name="L16">
      <style:paragraph-properties fo:margin-left="0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71" style:family="paragraph" style:parent-style-name="Text_20_body" style:list-style-name="L13">
      <style:paragraph-properties fo:margin-left="0cm" fo:margin-right="0cm" fo:text-indent="0cm" style:auto-text-indent="false"/>
      <style:text-properties fo:font-size="12pt" fo:language="pt" fo:country="BR" style:font-size-asian="12pt" style:font-size-complex="12pt"/>
    </style:style>
    <style:style style:name="P72" style:family="paragraph" style:parent-style-name="Text_20_body" style:list-style-name="L6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73" style:family="paragraph" style:parent-style-name="Text_20_body" style:list-style-name="L13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74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75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/>
    </style:style>
    <style:style style:name="P76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/>
    </style:style>
    <style:style style:name="P77" style:family="paragraph" style:parent-style-name="Text_20_body" style:list-style-name="L16">
      <style:paragraph-properties fo:margin-left="0cm" fo:margin-right="0cm" fo:text-align="justify" style:justify-single-word="false" fo:text-indent="0cm" style:auto-text-indent="false"/>
    </style:style>
    <style:style style:name="P78" style:family="paragraph" style:parent-style-name="Text_20_body" style:list-style-name="L13">
      <style:paragraph-properties fo:margin-left="0cm" fo:margin-right="0cm" fo:text-indent="0cm" style:auto-text-indent="false"/>
    </style:style>
    <style:style style:name="P79" style:family="paragraph" style:parent-style-name="Text_20_body" style:list-style-name="WW8Num7">
      <style:paragraph-properties fo:margin-left="1.349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80" style:family="paragraph" style:parent-style-name="Text_20_body" style:list-style-name="WW8Num7">
      <style:paragraph-properties fo:margin-left="1.799cm" fo:margin-right="0cm" fo:text-indent="0cm" style:auto-text-indent="false">
        <style:tab-stops/>
      </style:paragraph-properties>
    </style:style>
    <style:style style:name="P81" style:family="paragraph" style:parent-style-name="Text_20_body" style:list-style-name="WW8Num7">
      <style:paragraph-properties fo:margin-left="1.799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82" style:family="paragraph" style:parent-style-name="Text_20_body" style:list-style-name="WW8Num7">
      <style:paragraph-properties fo:margin-left="1.376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83" style:family="paragraph" style:parent-style-name="Text_20_body">
      <style:paragraph-properties fo:margin-left="1.958cm" fo:margin-right="0cm" fo:text-indent="0cm" style:auto-text-indent="false"/>
      <style:text-properties fo:font-size="12pt" style:font-size-asian="12pt" style:font-size-complex="12pt"/>
    </style:style>
    <style:style style:name="P84" style:family="paragraph" style:parent-style-name="Text_20_body" style:list-style-name="L13">
      <style:paragraph-properties fo:margin-left="1.958cm" fo:margin-right="0cm" fo:text-align="justify" style:justify-single-word="false" fo:text-indent="0cm" style:auto-text-indent="false">
        <style:tab-stops/>
      </style:paragraph-properties>
    </style:style>
    <style:style style:name="P85" style:family="paragraph" style:parent-style-name="Text_20_body" style:list-style-name="L6">
      <style:paragraph-properties fo:margin-left="2.54cm" fo:margin-right="0cm" fo:text-indent="-0.635cm" style:auto-text-indent="false"/>
    </style:style>
    <style:style style:name="P86" style:family="paragraph" style:parent-style-name="Text_20_body" style:list-style-name="L13">
      <style:paragraph-properties fo:margin-left="1.931cm" fo:margin-right="0cm" fo:text-indent="0.026cm" style:auto-text-indent="false">
        <style:tab-stops/>
      </style:paragraph-properties>
      <style:text-properties fo:font-size="12pt" style:font-size-asian="12pt" style:font-size-complex="12pt"/>
    </style:style>
    <style:style style:name="P87" style:family="paragraph" style:parent-style-name="Text_20_body" style:list-style-name="L13">
      <style:paragraph-properties fo:margin-left="2.461cm" fo:margin-right="0cm" fo:text-indent="-0.423cm" style:auto-text-indent="false">
        <style:tab-stops>
          <style:tab-stop style:position="2.037cm"/>
        </style:tab-stops>
      </style:paragraph-properties>
      <style:text-properties fo:font-size="12pt" style:font-size-asian="12pt" style:font-size-complex="12pt"/>
    </style:style>
    <style:style style:name="P88" style:family="paragraph" style:parent-style-name="Text_20_body">
      <style:paragraph-properties fo:margin-left="1.773cm" fo:margin-right="0cm" fo:text-align="justify" style:justify-single-word="false" fo:text-indent="0cm" style:auto-text-indent="false"/>
      <style:text-properties style:font-name="Times New Roman" fo:font-size="12pt" fo:language="pt" fo:country="BR" style:font-size-asian="12pt" style:font-size-complex="12pt"/>
    </style:style>
    <style:style style:name="P89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90" style:family="paragraph" style:parent-style-name="Text_20_body" style:list-style-name="L13">
      <style:paragraph-properties fo:margin-left="2.566cm" fo:margin-right="0cm" fo:text-indent="0cm" style:auto-text-indent="false"/>
    </style:style>
    <style:style style:name="P91" style:family="paragraph" style:parent-style-name="Text_20_body" style:list-style-name="L13">
      <style:paragraph-properties fo:margin-left="1.931cm" fo:margin-right="0cm" fo:text-indent="0cm" style:auto-text-indent="false"/>
    </style:style>
    <style:style style:name="P92" style:family="paragraph" style:parent-style-name="Text_20_body" style:list-style-name="L13">
      <style:paragraph-properties fo:margin-left="1.984cm" fo:margin-right="0cm" fo:text-indent="0cm" style:auto-text-indent="false"/>
    </style:style>
    <style:style style:name="P93" style:family="paragraph" style:parent-style-name="Text_20_body" style:list-style-name="L13">
      <style:paragraph-properties fo:margin-left="2.487cm" fo:margin-right="0cm" fo:text-indent="-0.635cm" style:auto-text-indent="false">
        <style:tab-stops/>
      </style:paragraph-properties>
    </style:style>
    <style:style style:name="P94" style:family="paragraph" style:parent-style-name="Text_20_body">
      <style:paragraph-properties fo:margin-left="1.27cm" fo:margin-right="0cm" fo:text-align="justify" style:justify-single-word="false" fo:text-indent="0cm" style:auto-text-indent="false"/>
    </style:style>
    <style:style style:name="P95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96" style:family="paragraph" style:parent-style-name="Text_20_body">
      <style:paragraph-properties fo:margin-left="0cm" fo:margin-right="0cm" fo:text-align="justify" style:justify-single-word="false" fo:text-indent="0.106cm" style:auto-text-indent="false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imes New Roman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pt" fo:country="BR" style:font-size-asian="12pt" style:font-size-complex="12pt"/>
    </style:style>
    <style:style style:name="T9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11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style:font-name="Times New Roman" fo:language="pt" fo:country="BR"/>
    </style:style>
    <style:style style:name="T14" style:family="text">
      <style:text-properties style:font-name="Times New Roman" fo:language="pt" fo:country="BR" style:letter-kerning="true" style:font-name-asian="Times New Roman" style:language-asian="zh" style:country-asian="CN"/>
    </style:style>
    <style:style style:name="T15" style:family="text">
      <style:text-properties style:font-name="Times New Roman" style:letter-kerning="true" style:font-name-asian="Times New Roman" style:language-asian="zh" style:country-asian="CN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2pt" fo:language="pt" fo:country="BR" style:font-size-asian="12pt" style:font-size-complex="1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letter-kerning="true" style:font-name-asian="Times New Roman" style:language-asian="zh" style:country-asian="CN"/>
    </style:style>
    <style:style style:name="T21" style:family="text">
      <style:text-properties fo:language="pt" fo:country="BR"/>
    </style:style>
    <style:style style:name="T22" style:family="text">
      <style:text-properties fo:language="pt" fo:country="BR" fo:font-style="italic" style:font-style-asian="italic"/>
    </style:style>
    <style:style style:name="T23" style:family="text">
      <style:text-properties style:font-name="Times New Roman" fo:font-size="12pt" style:font-size-asian="12pt" style:font-size-complex="12pt"/>
    </style:style>
    <style:style style:name="T24" style:family="text">
      <style:text-properties style:font-name="Times New Roman" fo:font-weight="normal" style:font-weight-asian="normal" style:font-weight-complex="normal"/>
    </style:style>
    <style:style style:name="T25" style:family="text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emória Virtual<text:line-break/>Caso de uso: GerenciarInstituição</text:p>
      <text:p text:style-name="P12"/>
      <text:h text:style-name="Heading_20_1" text:outline-level="1">Breve Descrição</text:h>
      <text:p text:style-name="P11">Esse caso de uso permite que o Admininistrador crie o cadastro de uma instituição no sistema, exclua o cadastro de uma instituição do sistema e/ou altere os dados de uma instituição no sistema. Além disso, permite que o Gerente altere os dados <text:s/>da instituição que gerencia.</text:p>
      <text:h text:style-name="Heading_20_1" text:outline-level="1">Breve Descrição dos Atores</text:h>
      <text:p text:style-name="Standard"><text:span text:style-name="T5"><text:tab/>- Administrador (do Sistema): C</text:span><text:span text:style-name="T7">adastra, exclui e altera os dados de qualquer <text:tab/>instituição.</text:span></text:p>
      <text:p text:style-name="P10"><text:tab/>- Gerente (da Instituição): Altera os dados de sua própria instituição.</text:p>
      <text:h text:style-name="Heading_20_1" text:outline-level="1">Pré-condições</text:h>
      <text:p text:style-name="P11">- O usuário está logado no sistema.</text:p>
      <text:h text:style-name="Heading_20_1" text:outline-level="1">Fluxo Básico de Eventos</text:h>
      <text:list xml:id="list24617236" text:style-name="WW8Num7">
        <text:list-header>
          <text:p text:style-name="P79">1. O Administrador/Gerente seleciona a opção “Gerenciar Instituição” e o sistema exibe uma tela com as opções:</text:p>
          <text:list>
            <text:list-item>
              <text:list>
                <text:list-item>
                  <text:list>
                    <text:list-header>
                      <text:p text:style-name="P80"><text:span text:style-name="T16">- “Cadastrar Instituição” que só será exibida para o Administrador, respeitando o definido na seção </text:span><text:span text:style-name="T17">Breve Descrição dos Atores</text:span><text:span text:style-name="T16">;</text:span></text:p>
                    </text:list-header>
                  </text:list>
                </text:list-item>
              </text:list>
              <text:p text:style-name="P63"><text:s/><text:tab/> <text:s text:c="4"/>- “Editar Instituição”;</text:p>
              <text:p text:style-name="P80"><text:span text:style-name="T16">- “Excluir Instituição” que só será exibida para o Administrador, respeitando o definido na seção </text:span><text:span text:style-name="T17">Breve Descrição dos Atores</text:span><text:span text:style-name="T16">;</text:span></text:p>
              <text:p text:style-name="P81">- “Voltar a Tela Inicial”;</text:p>
              <text:p text:style-name="P82">2. O usuário seleciona a opção desejada e realiza suas operações referentes a opção escolhida acima;</text:p>
            </text:list-item>
          </text:list>
          <text:p text:style-name="P82">3. O sistema valida a operação;</text:p>
          <text:p text:style-name="P82">4. O caso de uso é encerrado.</text:p>
        </text:list-header>
      </text:list>
      <text:h text:style-name="Heading_20_1" text:outline-level="1">Fluxos Alternativos</text:h>
      <text:h text:style-name="P14" text:outline-level="2" text:is-list-header="true">Fluxo Alternativo 1</text:h>
      <text:p text:style-name="P28"><text:span text:style-name="T8"><text:s/></text:span><text:span text:style-name="T9">Se no </text:span><text:span text:style-name="T8">Fluxo Básico</text:span><text:span text:style-name="T9"> a qualquer momento o usuário selecionar a opção “Voltar a Tela Inicial” o caso de uso termina.</text:span></text:p>
      <text:p text:style-name="P29"><text:span text:style-name="T9"/></text:p>
      <text:p text:style-name="P29"><text:span text:style-name="T9"/></text:p>
      <text:h text:style-name="P14" text:outline-level="2" text:is-list-header="true"><text:soft-page-break/>Fluxo Alternativo 2</text:h>
      <text:p text:style-name="P83"><text:s/>Se no passo <text:s/>1 do <text:span text:style-name="T19">Fluxo Básico</text:span> o Administrador seleciona a opção “Cadastrar Instituição”, então:</text:p>
      <text:list xml:id="list20611494" text:style-name="L6">
        <text:list-item>
          <text:list>
            <text:list-item>
              <text:list>
                <text:list-item>
                  <text:p text:style-name="P37">O sistema apresenta a tela de cadastramento de instituição, contendo os seguintes campos editáveis:</text:p>
                  <text:p text:style-name="P37">- campo “Nome da Instituição”, preenchimento obrigatório;</text:p>
                  <text:p text:style-name="P50"><text:span text:style-name="T16">- Localização da Instituição: (preenchimento obrigatório);</text:span></text:p>
                  <text:list>
                    <text:list-header>
                      <text:p text:style-name="P50"><text:span text:style-name="T16">- campos “Endereço” (Rua, Número, Bairro);</text:span></text:p>
                      <text:p text:style-name="P37">- <text:s/>campo "Cidade”;</text:p>
                      <text:p text:style-name="P37">- campo “Estado” no formato: XX;</text:p>
                      <text:p text:style-name="P37">- campo “CEP” no formato:(DDD)XXXXX-XXX;</text:p>
                      <text:list>
                        <text:list-item>
                          <text:list>
                            <text:list-header>
                              <text:p text:style-name="P85"><text:span text:style-name="T16">- campo “</text:span><text:span text:style-name="T10">Telefone” no formato: (DDD)XXXX-XXXX;</text:span></text:p>
                            </text:list-header>
                          </text:list>
                        </text:list-item>
                      </text:list>
                    </text:list-header>
                  </text:list>
                  <text:p text:style-name="P52"><text:span text:style-name="T8">- opção “Salvar” dados fornecidos no sistema;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72"><text:span text:style-name="T20"><text:s text:c="2"/><text:tab/><text:tab/>- opção “Cancelar” para desistir de cadastrar uma Instituição no sistema.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4616736" text:style-name="L13">
        <text:list-item>
          <text:list>
            <text:list-item>
              <text:list>
                <text:list-item>
                  <text:p text:style-name="P86"><text:span text:style-name="T14">Após preencher todos os dados obrigatórios o usuário confirma a operação, selecionando a opção “Salvar”;</text:span></text:p>
                </text:list-item>
                <text:list-item>
                  <text:p text:style-name="P86"><text:span text:style-name="T14">O sistema valida o cadastramento e exibe a mensagem “Cadastro Concluído com Sucesso”;</text:span></text:p>
                </text:list-item>
                <text:list-item>
                  <text:p text:style-name="P87">O caso de uso retorna ao passo 3 do fluxo básico.</text:p>
                </text:list-item>
              </text:list>
              <text:h text:style-name="P20" text:outline-level="2">Fluxo Alternativo 3</text:h>
            </text:list-item>
          </text:list>
        </text:list-item>
      </text:list>
      <text:p text:style-name="P30">Se no passo 2 do <text:span text:style-name="T19">Fluxo Alternativo 2 </text:span><text:span text:style-name="T9">o Administrador clica em "Salvar” sem ter preenchido </text:span><text:span text:style-name="Fonte_20_parág._20_padrão"><text:span text:style-name="T8">todos os campos, então:</text:span></text:span></text:p>
      <text:p text:style-name="P88"><text:s/>1. <text:s/>O sistema exibe a mensagem:</text:p>
      <text:p text:style-name="P89">a. “O campo &lt;nome do campo&gt; não foi preenchido”;</text:p>
      <text:list xml:id="list24631847" text:style-name="L14">
        <text:list-item>
          <text:p text:style-name="P31"><text:span text:style-name="T9">O caso de uso retorna ao passo 1 do fluxo alternativo 2.</text:span></text:p>
        </text:list-item>
      </text:list>
      <text:p text:style-name="P27"><text:span text:style-name="T9"/></text:p>
      <text:list xml:id="list24638683" text:continue-list="list24616736" text:style-name="L13">
        <text:list-item>
          <text:list>
            <text:list-header>
              <text:h text:style-name="P20" text:outline-level="2">Fluxo Alternativo 4</text:h>
            </text:list-header>
          </text:list>
          <text:p text:style-name="P58"><text:span text:style-name="T16">Se no passo <text:s/>1 do </text:span><text:span text:style-name="T17">Fluxo Básico</text:span><text:span text:style-name="T16"> <text:s/>o Administrador/Gerente seleciona a opção “Editar Instituição”, então:</text:span></text:p>
          <text:p text:style-name="P58"><text:span text:style-name="T16">1. O sistema exibe uma tela contendo:</text:span></text:p>
          <text:list>
            <text:list-item>
              <text:list>
                <text:list-header>
                  <text:p text:style-name="P90"><text:soft-page-break/><text:span text:style-name="T16"><text:s/></text:span><text:span text:style-name="T18">- campo para inserir “Nome da Instituição” para buscar a Instituição que se deseja edita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. Assim, o usuário tem a opção de terminar de escrever o nome desejado ou o selecionar na lista que foi apresentada; </text:span></text:p>
                </text:list-header>
              </text:list>
              <text:p text:style-name="P40">- opção “Confirmar” para confirmar nome de Instituição fornecido;</text:p>
              <text:p text:style-name="P47"><text:span text:style-name="Fonte_20_parág._20_padrão"><text:span text:style-name="T22">- </text:span></text:span><text:span text:style-name="Fonte_20_parág._20_padrão"><text:span text:style-name="T21">opção</text:span></text:span><text:span text:style-name="Fonte_20_parág._20_padrão"><text:span text:style-name="T22"> </text:span></text:span><text:span text:style-name="Fonte_20_parág._20_padrão"><text:span text:style-name="T21">“Cancelar” para sair da opção de edição de dados;</text:span></text:span></text:p>
              <text:p text:style-name="P91"><text:span text:style-name="T18">2. O Administrador/Gerente digita o nome da Instituição a ser editada ou a escolhe na lista apresentada e seleciona a opção “Confirma”;</text:span></text:p>
              <text:list text:continue-numbering="true">
                <text:list-header>
                  <text:p text:style-name="P84"><text:span text:style-name="T18">3. O sistema dá continuidade ao processo de edição exibindo uma tela contendo </text:span><text:span text:style-name="T9">os <text:s/>seguintes campos editáveis, com preenchimento não obrigatório, para alteração dos dados:</text:span></text:p>
                </text:list-header>
              </text:list>
              <text:p text:style-name="P44">- campo “Nome da Instituição”. O campo aparece preenchido pelo nome atual registrado no sistema; </text:p>
              <text:list>
                <text:list-item>
                  <text:list>
                    <text:list-item>
                      <text:list>
                        <text:list-header>
                          <text:p text:style-name="P78"><text:span text:style-name="T16"><text:s/><text:tab/><text:tab/>- Localização da Instituição:(</text:span><text:span text:style-name="T18">Os campos aparecem preenchidos pelos <text:s/><text:tab/><text:tab/>dados atuais registrados no sistema)</text:span><text:span text:style-name="T16">;</text:span></text:p>
                          <text:p text:style-name="P78"><text:span text:style-name="T16"><text:s/><text:tab/><text:tab/><text:tab/>- campos “Endereço” (Rua, Número, Bairro);</text:span></text:p>
                        </text:list-header>
                      </text:list>
                      <text:p text:style-name="P38">- <text:s/>campo "Cidade”;</text:p>
                      <text:p text:style-name="P38">- campo “Estado” no formato: XX;</text:p>
                      <text:p text:style-name="P38">- campo “CEP” no formato:(DDD)XXXXX-XXX;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1"><text:s/><text:tab/><text:tab/><text:tab/>- campo “<text:span text:style-name="T15">Telefone” no formato: (DDD)XXXX-XXXX;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8"><text:span text:style-name="T8">- opção “Salvar” alterações nos dados;</text:span></text:p>
              <text:list text:continue-numbering="true">
                <text:list-header>
                  <text:p text:style-name="P73"><text:s/><text:tab/><text:tab/>- opção “Voltar” para voltar à tela de seleção da Instituição a ser editada;</text:p>
                </text:list-header>
              </text:list>
              <text:p text:style-name="P49">- opção “Cancelar” para deixar a opção “Editar Instituição” sem alterar nenhum dado;</text:p>
              <text:p text:style-name="P92"><text:span text:style-name="T2">4. O <text:s/>Administrador/Gerente seleciona o(s) campos referentes aos dado(s) que deseja alterar e informa os novos dados que deseja;</text:span></text:p>
            </text:list-item>
          </text:list>
          <text:p text:style-name="P53"><text:span text:style-name="T12">5. Após as alterações desejadas, o </text:span><text:span text:style-name="T2">Administrador/Gerente</text:span><text:span text:style-name="T12"> seleciona a opção Salvar para registrar as mudanças no sistema.</text:span></text:p>
          <text:p text:style-name="P48">6. O sistema exibe a mensagem “Alterações realizadas com sucesso” e redireciona para a página principal do sistema;</text:p>
          <text:list>
            <text:list-item>
              <text:list>
                <text:list-header>
                  <text:p text:style-name="P64"><text:s text:c="18"/>7. O caso de uso retorna ao passo 3 do fluxo básico.</text:p>
                </text:list-header>
              </text:list>
            </text:list-item>
          </text:list>
        </text:list-item>
      </text:list>
      <text:p text:style-name="P61"/>
      <text:p text:style-name="P65"/>
      <text:list xml:id="list24631166" text:continue-numbering="true" text:style-name="L13">
        <text:list-item>
          <text:list>
            <text:list-header>
              <text:h text:style-name="P20" text:outline-level="2"><text:soft-page-break/>Fluxo Alternativo 5</text:h>
              <text:p text:style-name="P64"><text:s/><text:tab/>Se no passo <text:s/>1 do <text:span text:style-name="T19">Fluxo Básico</text:span> <text:s/>o Administrador seleciona a opção “Excluir <text:tab/>Instituição”, então:</text:p>
              <text:list text:continue-numbering="true">
                <text:list-header>
                  <text:p text:style-name="P78"><text:span text:style-name="T16"><text:s/><text:tab/>1. O sistema exibe uma tela contendo:</text:span></text:p>
                  <text:p text:style-name="P93"><text:span text:style-name="T16"><text:s/></text:span><text:span text:style-name="T18">- campo para inserir “Nome da Instituição” para buscar a Instituição que se deseja 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. Assim, o usuário tem a opção de terminar de escrever o nome desejado ou o selecionar na lista que foi apresentada; </text:span></text:p>
                  <text:list>
                    <text:list-header>
                      <text:p text:style-name="P68"><text:s/><text:tab/><text:tab/>- opção para selecionar o “Prazo de Validade” do pedido de exclusão que <text:tab/><text:tab/>pode ser de 1 a 30 dias (preenchimento obrigatório, caso essa opção esteja <text:tab/><text:tab/>disponível no sistema);</text:p>
                    </text:list-header>
                  </text:list>
                </text:list-header>
              </text:list>
              <text:p text:style-name="P40">- opção “Confirmar” para confirmar nome de Instituição fornecido;</text:p>
              <text:p text:style-name="P48"><text:span text:style-name="Fonte_20_parág._20_padrão"><text:span text:style-name="T22">- </text:span></text:span><text:span text:style-name="Fonte_20_parág._20_padrão"><text:span text:style-name="T21">opção</text:span></text:span><text:span text:style-name="Fonte_20_parág._20_padrão"><text:span text:style-name="T22"> </text:span></text:span><text:span text:style-name="Fonte_20_parág._20_padrão"><text:span text:style-name="T21">“Cancelar” para sair da opção de edição de dados;</text:span></text:span></text:p>
            </text:list-header>
          </text:list>
        </text:list-item>
      </text:list>
      <text:list xml:id="list24632305" text:style-name="L15">
        <text:list-item>
          <text:p text:style-name="P59"><text:span text:style-name="T18">O Administrador digita o nome da Instituição a ser excluída ou a seleciona na lista apresentada, em seguida ele seleciona o prazo de validade que o pedido de exclusão deve ter e seleciona a opção “Confirma”;</text:span></text:p>
        </text:list-item>
        <text:list-item>
          <text:p text:style-name="P42">O sistema dá continuidade ao processo de exclusão exibindo uma tela contendo:</text:p>
          <text:p text:style-name="P42">- Nome da Instituição solicitada;</text:p>
          <text:p text:style-name="P41">- Nome do Gerente da Insituição a ser excluída;</text:p>
          <text:p text:style-name="P41">- campo editável para “Justificar” a exclusão, com no máximo 300 caracteres considerando espaços (preenchimento obrigatório);</text:p>
          <text:p text:style-name="P41">- o Prazo de Validade do pedido de exclusão;</text:p>
          <text:p text:style-name="P42">- opção “Excluir Instituição” para confirmar o pedido de exclusão;</text:p>
          <text:p text:style-name="P42">- opção “Voltar” para voltar à tela de seleção de Instituição a ser excluída;</text:p>
          <text:p text:style-name="P42">- opção “Cancelar” para sair da opção de exclusão;</text:p>
        </text:list-item>
        <text:list-item>
          <text:p text:style-name="P54"><text:span text:style-name="Fonte_20_parág._20_padrão"><text:span text:style-name="T18">O Administrador preenche a justificativa de exclusão do usuário;</text:span></text:span></text:p>
        </text:list-item>
        <text:list-item>
          <text:p text:style-name="P54"><text:span text:style-name="Fonte_20_parág._20_padrão"><text:span text:style-name="T18">O Administrador seleciona a opção “Excluir Instituição”;</text:span></text:span></text:p>
        </text:list-item>
        <text:list-item>
          <text:p text:style-name="P54"><text:span text:style-name="Fonte_20_parág._20_padrão"><text:span text:style-name="T18">O sistema exibe:</text:span></text:span></text:p>
          <text:p text:style-name="P41">- uma lista, em ordem alfabética, com nomes dos demais Administradores Cadastrados no Sistema para que ele escolha qual deve autorizar a operação de exclusão;</text:p>
          <text:p text:style-name="P41"><text:soft-page-break/>- opção “Confirmar” para confirmar escolha do Administrador que autorizará a exclusão e dar continuidade ao processo;</text:p>
          <text:p text:style-name="P42">- opção “Cancelar” para sair da opção de exclusão;</text:p>
        </text:list-item>
        <text:list-item>
          <text:p text:style-name="P54"><text:span text:style-name="Fonte_20_parág._20_padrão"><text:span text:style-name="T18">O Administrador escolhe na lista outro Administrador para autorizar a operação;</text:span></text:span></text:p>
        </text:list-item>
        <text:list-item>
          <text:p text:style-name="P54"><text:span text:style-name="Fonte_20_parág._20_padrão"><text:span text:style-name="T18">O Administrador seleciona a opção “Confirmar”;</text:span></text:span></text:p>
        </text:list-item>
        <text:list-item>
          <text:p text:style-name="P42">O sistema valida o pedido de exclusão e envia para o e-mail do Administrador escolhido para autorizar o procedimento um link (url) de confirmação de exclusão, contendo:</text:p>
          <text:p text:style-name="P54"><text:span text:style-name="T18">- o Nome da Instituição a ser excluída;</text:span></text:p>
          <text:p text:style-name="P54"><text:span text:style-name="T18">- Nome do Gerente da Insituição a ser excluída;</text:span></text:p>
          <text:p text:style-name="P42">- justificativa da exclusão;</text:p>
          <text:p text:style-name="P42">- prazo de validade do pedido de exclusão;</text:p>
          <text:p text:style-name="P45">- opção “Confirmar Exclusão”;</text:p>
          <text:p text:style-name="P45">- opção “Não Confirmar Exclusão”.</text:p>
        </text:list-item>
        <text:list-item>
          <text:p text:style-name="P45"><text:s text:c="3"/>O Administrador que recebeu o e-mail, confirma a operação de exclusão;</text:p>
        </text:list-item>
        <text:list-item>
          <text:p text:style-name="P45"><text:s/>O sistema valida a operação de exclusão;</text:p>
        </text:list-item>
        <text:list-item>
          <text:p text:style-name="P45">O caso de uso retorna <text:s/>ao passo 3 do fluxo básico.</text:p>
        </text:list-item>
      </text:list>
      <text:p text:style-name="P74">Fluxo Alternativo 6</text:p>
      <text:p text:style-name="P39">Se no passo 4 do <text:span text:style-name="T6">Fluxo Alternativo 5</text:span> o Administrador não preencher o campo de justificativa, então:</text:p>
      <text:p text:style-name="P39">1. <text:tab/>O sistema exibe a mensagem “Preencha a justificativa para o pedido de exclusão”;</text:p>
      <text:p text:style-name="P39">2. <text:tab/>O sistema retorna ao passo 3 do fluxo alternativo 5.</text:p>
      <text:p text:style-name="P74">Fluxo Alternativo 7</text:p>
      <text:p text:style-name="P51"><text:span text:style-name="Fonte_20_parág._20_padrão"><text:span text:style-name="T18">Se no passo 8 do </text:span></text:span><text:span text:style-name="Fonte_20_parág._20_padrão"><text:span text:style-name="T11">Fluxo Alternativo 5</text:span></text:span><text:span text:style-name="Fonte_20_parág._20_padrão"><text:span text:style-name="T18"> o Administrador não selecionou outro Administrador para autorizar a operação, então:</text:span></text:span></text:p>
      <text:p text:style-name="P94"><text:span text:style-name="Fonte_20_parág._20_padrão"><text:span text:style-name="T18">1. <text:tab/>O sistema exibe a mensagem “É necessário selecionar um Administrador <text:s/>para autorizar o pedido de exclusão”;</text:span></text:span></text:p>
      <text:p text:style-name="P95">2. <text:tab/>O sistema retorna ao passo 6 do fluxo alternativo 5.</text:p>
      <text:p text:style-name="P74">Fluxo Alternativo 8</text:p>
      <text:p text:style-name="P39">Se no passo 10 do <text:span text:style-name="Fonte_20_parág._20_padrão"><text:span text:style-name="T6">Fluxo Alternativo 5</text:span></text:span> o Administrador não selecionar nenhuma opção (Confirmar ou Não), durante o prazo de validade do pedido de exclusão, então: </text:p>
      <text:p text:style-name="P67"><text:s text:c="17"/>1. O pedido de exclusão é eliminado do sistema;</text:p>
      <text:p text:style-name="P67"><text:soft-page-break/><text:s text:c="17"/>2. O caso de uso termina.</text:p>
      <text:p text:style-name="P74">Fluxo Alternativo 9</text:p>
      <text:p text:style-name="P96"><text:span text:style-name="Fonte_20_parág._20_padrão"><text:span text:style-name="T18"><text:tab/>Se no passo 10 do </text:span></text:span><text:span text:style-name="Fonte_20_parág._20_padrão"><text:span text:style-name="T11">Fluxo Alternativo 5</text:span></text:span><text:span text:style-name="Fonte_20_parág._20_padrão"><text:span text:style-name="T18"> o Administrador seleciona a opção <text:tab/>“Confirmar Exclusão”, fora do prazo de validade do pedido de exclusão, então: </text:span></text:span></text:p>
      <text:p text:style-name="P67"><text:tab/> <text:s text:c="2"/>1. O sistema exibe a mensagem “O Prazo de Confirmação Expirou”;</text:p>
      <text:p text:style-name="P67"><text:tab/> <text:s text:c="2"/>2. O caso de uso é encerrado;</text:p>
      <text:p text:style-name="P74">Fluxo Alternativo 10</text:p>
      <text:p text:style-name="P96"><text:span text:style-name="Fonte_20_parág._20_padrão"><text:span text:style-name="T18"><text:tab/>Se no passo 10 do </text:span></text:span><text:span text:style-name="Fonte_20_parág._20_padrão"><text:span text:style-name="T11">Fluxo Alternativo 5 </text:span></text:span><text:span text:style-name="Fonte_20_parág._20_padrão"><text:span text:style-name="T18">o Administrador seleciona a opção “Não <text:tab/>Confirmar Exclusão”, durante o prazo de validade do pedido de exclusão, então: </text:span></text:span></text:p>
      <text:p text:style-name="P67"><text:tab/> <text:s text:c="2"/>1. A Instituição não é excluída do sistema;</text:p>
      <text:p text:style-name="P76"><text:tab/> <text:s/><text:span text:style-name="T16"><text:s/></text:span><text:span text:style-name="T12">2. O caso de uso é encerrado;</text:span></text:p>
      <text:p text:style-name="P75">Fluxo Alternativo 11</text:p>
      <text:p text:style-name="P66"><text:tab/>Se no passo 12 <text:span text:style-name="Fonte_20_parág._20_padrão">do </text:span><text:span text:style-name="Fonte_20_parág._20_padrão"><text:span text:style-name="T6">Fluxo Alternativo 5 </text:span></text:span>a Instituição a ser excluída estiver <text:s/><text:tab/>associado a algum bem patrimonial no sistema uma lista de backup com os dados <text:s/><text:tab/>dos seus bens <text:tab/>patrimoniais é gerada e mantida no sistema.</text:p>
      <text:p text:style-name="P66"/>
      <text:list xml:id="list24611883" text:style-name="L16">
        <text:list-item>
          <text:list>
            <text:list-header>
              <text:h text:style-name="P21" text:outline-level="2">Fluxo Alternativo 12</text:h>
              <text:list>
                <text:list-header>
                  <text:p text:style-name="P77"><text:span text:style-name="T18"><text:s/><text:tab/>Se no passo 2 dos </text:span><text:span text:style-name="T11">Fluxos Alternativos 4 ou 5</text:span><text:span text:style-name="T18"> o Administrador/Gerente <text:s text:c="2"/><text:tab/>(respeitando o caso de uso) tentar selecionar <text:tab/>a opção “Confirmar” sem ter <text:tab/>inserido ou selecionado nenhum nome na lista ou sem ter selecionado um prazo <text:tab/>de validade para o convite (Somente no fluxo 10), então respectivamente:</text:span></text:p>
                </text:list-header>
              </text:list>
              <text:p text:style-name="P70"><text:s/><text:tab/>1. O sistema exibe a mensagem “Insira um Nome ou Parte do nome desejado e <text:tab/>então o selecione na lista”;</text:p>
            </text:list-header>
          </text:list>
          <text:p text:style-name="P77"><text:span text:style-name="T18"><text:s/><text:tab/>2. O sistema exibe a mensagem “Selecione o prazo de validade do convite” <text:tab/>(Somente no fluxo 5);</text:span></text:p>
          <text:list>
            <text:list-item>
              <text:list>
                <text:list-item>
                  <text:list>
                    <text:list-header>
                      <text:p text:style-name="P70"><text:span text:style-name="T5"><text:s/><text:tab/>3. O sistema retorna ao passo 1 dos fluxos alternativos 4 ou 5 respectivamente.</text:span></text:p>
                    </text:list-header>
                  </text:list>
                </text:list-item>
              </text:list>
              <text:h text:style-name="P18" text:outline-level="2">Fluxo Alternativo 13</text:h>
            </text:list-item>
          </text:list>
          <text:p text:style-name="P69"><text:s/><text:tab/>Se no passo 3 do <text:span text:style-name="T19">Fluxo Alternativo 4 ou 5</text:span> o nome inserido não for encontrado, <text:tab/>então:</text:p>
          <text:list text:continue-numbering="true">
            <text:list-header>
              <text:p text:style-name="P69"><text:s/><text:tab/>1. O sistema exibe a mensagem “Instituição não encontrada”;</text:p>
              <text:list>
                <text:list-item>
                  <text:list>
                    <text:list-header>
                      <text:p text:style-name="P69"><text:span text:style-name="T5"><text:s/><text:tab/>2. O sistema retorna ao passo 1 para o fluxo alternativo 4 ou 5 respectivamente.</text:span></text:p>
                    </text:list-header>
                  </text:list>
                </text:list-item>
              </text:list>
              <text:h text:style-name="P18" text:outline-level="2">Fluxo Alternativo 14</text:h>
              <text:p text:style-name="P70"><text:s/><text:tab/>Se no passo 3 do <text:span text:style-name="T19">Fluxo Alternativo 4 ou 5</text:span> o Administrador/Gerente <text:s/><text:tab/>(respeitando o caso de uso) selecionar a <text:s/>opção “Voltar”, então:</text:p>
            </text:list-header>
          </text:list>
          <text:p text:style-name="P43"><text:soft-page-break/>1.<text:tab/>O sistema deve assegurar que as informações que estão sendo exibidas (da Instituição previamente selecionada) desapareçam antes de permitir que o campo de inserção de Nome para edição seja utilizado novamente;</text:p>
          <text:p text:style-name="P43"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    <text:list>
            <text:list-item>
              <text:list>
                <text:list-item>
                  <text:list>
                    <text:list-header>
                      <text:p text:style-name="P60"><text:span text:style-name="T3"><text:s/><text:tab/> <text:s text:c="5"/>3. <text:tab/>O sistema volta ao passo 1 dos fluxos alternativos 4 ou 5 respectivamente.</text:span></text:p>
                    </text:list-header>
                  </text:list>
                </text:list-item>
              </text:list>
              <text:h text:style-name="P17" text:outline-level="2"><text:span text:style-name="T25">Fluxo Alternativo 15</text:span></text:h>
              <text:list text:continue-numbering="true">
                <text:list-header>
                  <text:h text:style-name="P19" text:outline-level="2"><text:span text:style-name="T9"><text:s/><text:tab/>Se nos </text:span><text:span text:style-name="T8">Fluxo Alternativo 2, 4 ou 5 </text:span><text:span text:style-name="T9">a qualquer momento o usuário selecionar a <text:tab/>opção <text:tab/>“Cancelar” o caso de uso retorna ao passo 1 do Fluxo Básico.</text:span></text:h>
                </text:list-header>
              </text:list>
            </text:list-item>
          </text:list>
        </text:list-item>
      </text:list>
      <text:h text:style-name="Heading_20_1" text:outline-level="1">Pós-Condições</text:h>
      <text:p text:style-name="Standard"><text:tab/><text:span text:style-name="T16">Fluxo Básico: A base de dados do sistema referente as Instituições sofre <text:tab/>alterações.</text:span></text:p>
      <text:p text:style-name="P9"><text:tab/>Fluxo Alternativo 1: A base de dados do sistema referente as Instituições não <text:tab/>sofre alterações. </text:p>
      <text:p text:style-name="P9"><text:tab/>Fluxo Alternativo 2: Uma nova Instituição está cadastrada no sistema.</text:p>
      <text:p text:style-name="P9"><text:tab/>Fluxo Alternativo 3: O cadastro da Instituição está pendente.</text:p>
      <text:p text:style-name="P9"><text:tab/>Fluxo Alternativo 4: Os dados da Instituição foram alterados.</text:p>
      <text:p text:style-name="P9"><text:tab/>Fluxo Alternativo 5: A Instituição é excluida da base de dados.</text:p>
      <text:p text:style-name="P9"><text:tab/>Fluxo Alternativo 6: A exclusão da Instituição está pendente.</text:p>
      <text:p text:style-name="P9"><text:tab/>Fluxo Alternativo 7: A exclusão da Instituição está pendente.</text:p>
      <text:p text:style-name="P32">Fluxo Alternativo 8: <text:span text:style-name="T21">Não ocorre alteração na base de dados do sistema.</text:span></text:p>
      <text:p text:style-name="P32">Fluxo Alternativo 9: <text:span text:style-name="T21">Não ocorre alteração na base de dados do sistema.</text:span></text:p>
      <text:p text:style-name="P32">Fluxo Alternativo 10: <text:span text:style-name="T21">Não ocorre alteração na base de dados do sistema.</text:span></text:p>
      <text:p text:style-name="P32">Fluxo Alternativo 11: Uma lista de backup é criada.</text:p>
      <text:p text:style-name="P32">Fluxo Alternativo 12: <text:span text:style-name="T21">Não ocorre alteração na base de dados do sistema.</text:span></text:p>
      <text:p text:style-name="P32">Fluxo Alternativo 13: <text:span text:style-name="T21">Não ocorre alteração na base de dados do sistema.</text:span></text:p>
      <text:p text:style-name="P32">Fluxo Alternativo 14: <text:span text:style-name="T21">Não ocorre alteração na base de dados do sistema.</text:span></text:p>
      <text:p text:style-name="P32">Fluxo Alternativo 15: O cadastro da Instituição continua no sistema.</text:p>
      <text:h text:style-name="Heading_20_1" text:outline-level="1">Requisitos Especiais</text:h>
      <text:list xml:id="list24621101" text:style-name="L17">
        <text:list-item>
          <text:p text:style-name="P55"><text:span text:style-name="T18">Requisito de Auditoria: o sistema salva no banco de dados o administrador/gerente que excluiu o usuário e o administrador/gerente que autorizou a operação.</text:span></text:p>
        </text:list-item>
        <text:list-item>
          <text:p text:style-name="P55"><text:span text:style-name="T18">A url enviada no e-mail, para que a exclusão possa ser autorizada, deve ser segura e codificada.</text:span></text:p>
        </text:list-item>
      </text:list>
      <text:list xml:id="list24634837" text:style-name="L18">
        <text:list-item>
          <text:p text:style-name="P56"><text:span text:style-name="T18">O sistema deve fazer uma verificação diária buscando exclusões pendentes (fora do prazo de validade estipulado) para manter a integridade do sistema.</text:span></text:p>
        </text:list-item>
      </text:list>
      <text:list xml:id="list24633546" text:style-name="L19">
        <text:list-item>
          <text:p text:style-name="P57"><text:soft-page-break/><text:span text:style-name="T18">A lista gerada no passo 2 deve ser similar a um combo box que é atualizado a cada letra inserida pelo usuário no campo Nome.</text:span></text:p>
        </text:list-item>
        <text:list-item>
          <text:p text:style-name="P36"><text:span text:style-name="T13">Performance: A resposta do sistema para a busca do usuário deve ser realizada em até 1 segund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7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9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22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5-25T04:50:18.76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8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20</meta:editing-cycles>
    <meta:editing-duration>PT4H42M9S</meta:editing-duration>
    <meta:generator>BrOffice/3.3$Win32 LibreOffice_project/330m19$Build-202</meta:generator>
    <dc:date>2011-05-25T04:50:18.69</dc:date>
    <meta:document-statistic meta:table-count="2" meta:image-count="1" meta:object-count="0" meta:page-count="8" meta:paragraph-count="164" meta:word-count="2143" meta:character-count="12719"/>
  </office:meta>
</office:document-meta>
</file>